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36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19.12mm" svg:height="170.59mm" svg:x="79.47mm" svg:y="4.76mm">
            <draw:object draw:notify-on-update-of-ranges="Sheet1.A1:Sheet1.A24 Sheet1.B1:Sheet1.B24 Sheet1.D1:Sheet1.D24 Sheet1.A4:Sheet1.A4 Sheet1.C1:Sheet1.C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-6" calcext:value-type="float">
            <text:p>-6</text:p>
          </table:table-cell>
          <table:table-cell table:formula="of:=(7+6*[.A1])/10" office:value-type="float" office:value="-2.9" calcext:value-type="float">
            <text:p>-2.9</text:p>
          </table:table-cell>
          <table:table-cell/>
          <table:table-cell table:formula="of:=(9+7*[.A1])/6" office:value-type="float" office:value="-5.5" calcext:value-type="float">
            <text:p>-5.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(7+6*[.A2])/10" office:value-type="float" office:value="-2.3" calcext:value-type="float">
            <text:p>-2.3</text:p>
          </table:table-cell>
          <table:table-cell office:value-type="float" office:value="3" calcext:value-type="float">
            <text:p>3</text:p>
          </table:table-cell>
          <table:table-cell table:formula="of:=(9+7*[.A2])/6" office:value-type="float" office:value="-4.33333333333333" calcext:value-type="float">
            <text:p>-4.3333333333333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(7+6*[.A3])/10" office:value-type="float" office:value="-1.7" calcext:value-type="float">
            <text:p>-1.7</text:p>
          </table:table-cell>
          <table:table-cell office:value-type="float" office:value="3" calcext:value-type="float">
            <text:p>3</text:p>
          </table:table-cell>
          <table:table-cell table:formula="of:=(9+7*[.A3])/6" office:value-type="float" office:value="-3.16666666666667" calcext:value-type="float">
            <text:p>-3.1666666666666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(7+6*[.A4])/10" office:value-type="float" office:value="-1.1" calcext:value-type="float">
            <text:p>-1.1</text:p>
          </table:table-cell>
          <table:table-cell office:value-type="float" office:value="3" calcext:value-type="float">
            <text:p>3</text:p>
          </table:table-cell>
          <table:table-cell table:formula="of:=(9+7*[.A4])/6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(7+6*[.A5])/10"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table:formula="of:=(9+7*[.A5])/6" office:value-type="float" office:value="-0.833333333333333" calcext:value-type="float">
            <text:p>-0.83333333333333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(7+6*[.A6])/10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formula="of:=(9+7*[.A6])/6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7+6*[.A7])/10"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table:formula="of:=(9+7*[.A7])/6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7+6*[.A8])/10"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table:formula="of:=(9+7*[.A8])/6" office:value-type="float" office:value="2.66666666666667" calcext:value-type="float">
            <text:p>2.6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7+6*[.A9])/10"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table:formula="of:=(9+7*[.A9])/6" office:value-type="float" office:value="3.83333333333333" calcext:value-type="float">
            <text:p>3.833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7+6*[.A10])/10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formula="of:=(9+7*[.A10])/6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7+6*[.A11])/10"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table:formula="of:=(9+7*[.A11])/6" office:value-type="float" office:value="6.16666666666667" calcext:value-type="float">
            <text:p>6.1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7+6*[.A12])/10" office:value-type="float" office:value="3.7" calcext:value-type="float">
            <text:p>3.7</text:p>
          </table:table-cell>
          <table:table-cell/>
          <table:table-cell table:formula="of:=(9+7*[.A12])/6" office:value-type="float" office:value="7.33333333333333" calcext:value-type="float">
            <text:p>7.3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7+6*[.A13])/10" office:value-type="float" office:value="4.3" calcext:value-type="float">
            <text:p>4.3</text:p>
          </table:table-cell>
          <table:table-cell/>
          <table:table-cell table:formula="of:=(9+7*[.A13])/6"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7+6*[.A14])/10" office:value-type="float" office:value="4.9" calcext:value-type="float">
            <text:p>4.9</text:p>
          </table:table-cell>
          <table:table-cell/>
          <table:table-cell table:formula="of:=(9+7*[.A14])/6" office:value-type="float" office:value="9.66666666666667" calcext:value-type="float">
            <text:p>9.666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7+6*[.A15])/10" office:value-type="float" office:value="5.5" calcext:value-type="float">
            <text:p>5.5</text:p>
          </table:table-cell>
          <table:table-cell/>
          <table:table-cell table:formula="of:=(9+7*[.A15])/6" office:value-type="float" office:value="10.8333333333333" calcext:value-type="float">
            <text:p>10.83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7+6*[.A16])/10" office:value-type="float" office:value="6.1" calcext:value-type="float">
            <text:p>6.1</text:p>
          </table:table-cell>
          <table:table-cell/>
          <table:table-cell table:formula="of:=(9+7*[.A16])/6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7+6*[.A17])/10" office:value-type="float" office:value="6.7" calcext:value-type="float">
            <text:p>6.7</text:p>
          </table:table-cell>
          <table:table-cell/>
          <table:table-cell table:formula="of:=(9+7*[.A17])/6" office:value-type="float" office:value="13.1666666666667" calcext:value-type="float">
            <text:p>13.16666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7+6*[.A18])/10" office:value-type="float" office:value="7.3" calcext:value-type="float">
            <text:p>7.3</text:p>
          </table:table-cell>
          <table:table-cell/>
          <table:table-cell table:formula="of:=(9+7*[.A18])/6" office:value-type="float" office:value="14.3333333333333" calcext:value-type="float">
            <text:p>14.3333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7+6*[.A19])/10" office:value-type="float" office:value="7.9" calcext:value-type="float">
            <text:p>7.9</text:p>
          </table:table-cell>
          <table:table-cell/>
          <table:table-cell table:formula="of:=(9+7*[.A19])/6"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7+6*[.A20])/10" office:value-type="float" office:value="8.5" calcext:value-type="float">
            <text:p>8.5</text:p>
          </table:table-cell>
          <table:table-cell/>
          <table:table-cell table:formula="of:=(9+7*[.A20])/6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7+6*[.A21])/10" office:value-type="float" office:value="9.1" calcext:value-type="float">
            <text:p>9.1</text:p>
          </table:table-cell>
          <table:table-cell/>
          <table:table-cell table:formula="of:=(9+7*[.A21])/6" office:value-type="float" office:value="17.8333333333333" calcext:value-type="float">
            <text:p>17.83333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7+6*[.A22])/10" office:value-type="float" office:value="9.7" calcext:value-type="float">
            <text:p>9.7</text:p>
          </table:table-cell>
          <table:table-cell/>
          <table:table-cell table:formula="of:=(9+7*[.A22])/6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7+6*[.A23])/10" office:value-type="float" office:value="10.3" calcext:value-type="float">
            <text:p>10.3</text:p>
          </table:table-cell>
          <table:table-cell/>
          <table:table-cell table:formula="of:=(9+7*[.A23])/6" office:value-type="float" office:value="20.1666666666667" calcext:value-type="float">
            <text:p>20.1666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7+6*[.A24])/10" office:value-type="float" office:value="10.9" calcext:value-type="float">
            <text:p>10.9</text:p>
          </table:table-cell>
          <table:table-cell/>
          <table:table-cell table:formula="of:=(9+7*[.A24])/6" office:value-type="float" office:value="21.3333333333333" calcext:value-type="float">
            <text:p>21.333333333333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dym Aksonov</meta:initial-creator>
    <meta:creation-date>2019-04-12T19:40:51.963670210</meta:creation-date>
    <dc:date>2019-04-12T22:04:39.091669197</dc:date>
    <dc:creator>Vadym Aksonov</dc:creator>
    <meta:editing-duration>PT21M46S</meta:editing-duration>
    <meta:editing-cycles>1</meta:editing-cycles>
    <meta:document-statistic meta:table-count="1" meta:cell-count="86" meta:object-count="1"/>
    <meta:generator>LibreOffice/6.1.5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aximum="10" chart:origin="0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913cm" svg:height="17.06cm" xlink:href=".." xlink:type="simple" chart:class="chart:line" chart:style-name="ch1">
        <chart:plot-area chart:style-name="ch2" table:cell-range-address="Sheet1.A1:Sheet1.D24" chart:data-source-has-labels="both" svg:x="0.246cm" svg:y="0.576cm" svg:width="30.216cm" svg:height="15.203cm">
          <chartooo:coordinate-region svg:x="0.867cm" svg:y="0.775cm" svg:width="29.408cm" svg:height="14.805cm"/>
          <chart:axis chart:dimension="x" chart:name="primary-x" chart:style-name="ch3" chartooo:axis-type="auto">
            <chartooo:date-scale/>
            <chart:categories table:cell-range-address="Sheet1.A1:Sheet1.A24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B1:Sheet1.B24" chart:class="chart:line">
            <chart:data-point chart:repeated="24"/>
          </chart:series>
          <chart:series chart:style-name="ch7" chart:values-cell-range-address="Sheet1.D1:Sheet1.D24" chart:class="chart:line">
            <chart:data-point chart:repeated="24"/>
          </chart:series>
          <chart:series chart:style-name="ch8" chart:values-cell-range-address="Sheet1.C1:Sheet1.C24" chart:label-cell-address="Sheet1.A4:Sheet1.A4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-3</text:p>
                <draw:g>
                  <svg:desc>Sheet1.A4:Sheet1.A4</svg:desc>
                </draw:g>
              </table:table-cell>
            </table:table-row>
          </table:table-header-rows>
          <table:table-rows>
            <table:table-row>
              <table:table-cell office:value-type="float" office:value="-6">
                <text:p>-6</text:p>
                <draw:g>
                  <svg:desc>Sheet1.A1:Sheet1.A24</svg:desc>
                </draw:g>
              </table:table-cell>
              <table:table-cell office:value-type="float" office:value="-2.9">
                <text:p>-2.9</text:p>
                <draw:g>
                  <svg:desc>Sheet1.B1:Sheet1.B24</svg:desc>
                </draw:g>
              </table:table-cell>
              <table:table-cell office:value-type="float" office:value="-5.5">
                <text:p>-5.5</text:p>
                <draw:g>
                  <svg:desc>Sheet1.D1:Sheet1.D24</svg:desc>
                </draw:g>
              </table:table-cell>
              <table:table-cell office:value-type="float" office:value="NaN">
                <text:p>NaN</text:p>
                <draw:g>
                  <svg:desc>Sheet1.C1:Sheet1.C24</svg:desc>
                </draw:g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-2.3">
                <text:p>-2.3</text:p>
              </table:table-cell>
              <table:table-cell office:value-type="float" office:value="-4.33333333333333">
                <text:p>-4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-1.7">
                <text:p>-1.7</text:p>
              </table:table-cell>
              <table:table-cell office:value-type="float" office:value="-3.16666666666667">
                <text:p>-3.1666666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-1.1">
                <text:p>-1.1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-0.5">
                <text:p>-0.5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1">
                <text:p>0.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3">
                <text:p>1.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">
                <text:p>1.9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1">
                <text:p>3.1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7">
                <text:p>3.7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3">
                <text:p>4.3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9">
                <text:p>4.9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7">
                <text:p>6.7</text:p>
              </table:table-cell>
              <table:table-cell office:value-type="float" office:value="13.1666666666667">
                <text:p>13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.3">
                <text:p>7.3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9">
                <text:p>7.9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.5">
                <text:p>8.5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1">
                <text:p>9.1</text:p>
              </table:table-cell>
              <table:table-cell office:value-type="float" office:value="17.8333333333333">
                <text:p>17.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.7">
                <text:p>9.7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.3">
                <text:p>10.3</text:p>
              </table:table-cell>
              <table:table-cell office:value-type="float" office:value="20.1666666666667">
                <text:p>20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.9">
                <text:p>10.9</text:p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